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CacheUnicaster.runIt( Object thData [ ]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LateralCacheUnicaster.getIni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Unicaster.getRespon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LateralCacheUnicaster.sendCacheIte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LateralCacheUnicaster.LateralCacheUnicaster( ICacheElement item , String url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